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71BF194424F31D0D.png" manifest:media-type="image/png"/>
  <manifest:file-entry manifest:full-path="Pictures/10000201000001E0000001E0DBCDA16E4B4FB0A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ucida Sans1" svg:font-family="'Lucida Sans'" style:font-pitch="variable"/>
    <style:font-face style:name="MS Gothic" svg:font-family="'MS Gothic'" style:font-pitch="variable"/>
    <style:font-face style:name="Noto Sans JP1" svg:font-family="'Noto Sans JP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  <style:font-face style:name="Tahoma1" svg:font-family="Tahoma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b000" draw:stroke-linejoin="round" draw:fill="gradient" draw:fill-gradient-name="Gradient_20_64" draw:opacity="100%" draw:textarea-horizontal-align="justify" draw:textarea-vertical-align="middle" draw:auto-grow-height="false" fo:min-height="7.5cm" fo:min-width="15.25cm"/>
    </style:style>
    <style:style style:name="gr2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cm" svg:stroke-color="#e8fc00" draw:marker-start="" draw:marker-start-width="0.26cm" draw:marker-start-center="false" draw:marker-end="" draw:marker-end-width="0.26cm" draw:marker-end-center="false" draw:stroke-linejoin="miter" draw:fill="solid" draw:fill-color="#ffffff" draw:opacity="100%" style:repeat="repeat" draw:textarea-horizontal-align="center" draw:textarea-vertical-align="middle" draw:auto-grow-height="false" draw:fit-to-size="false" style:shrink-to-fit="false" fo:min-height="3.66cm" fo:min-width="5.444cm" fo:padding-top="0.117cm" fo:padding-bottom="0.117cm" fo:padding-left="0.237cm" fo:padding-right="0.237cm" fo:wrap-option="wrap" draw:shadow="visible" draw:shadow-offset-x="0.212cm" draw:shadow-offset-y="0.212cm" draw:shadow-color="#000000" draw:shadow-opacity="100%"/>
      <style:paragraph-properties style:writing-mode="lr-tb"/>
    </style:style>
    <style:style style:name="P1" style:family="paragraph">
      <loext:graphic-properties draw:fill="gradient" draw:fill-gradient-name="Gradient_20_64" draw:opacity="100%"/>
      <style:paragraph-properties fo:text-align="center"/>
      <style:text-properties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P4" style:family="paragraph">
      <loext:graphic-properties draw:fill="solid" draw:fill-color="#ffffff" draw:opacity="100%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5.75cm" svg:height="7.75cm" svg:x="2cm" svg:y="1.7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5cm" svg:height="9.5cm" svg:x="8.5cm" svg:y="1cm">
          <draw:image xlink:href="Pictures/10000201000001E0000001E0DBCDA16E4B4FB0A0.png" xlink:type="simple" xlink:show="embed" xlink:actuate="onLoad" draw:mime-type="image/png">
            <text:p/>
          </draw:image>
        </draw:frame>
        <draw:custom-shape draw:name="Pow!" draw:style-name="gr3" draw:text-style-name="P4" draw:layer="layout" svg:width="6.023cm" svg:height="4cm" svg:x="2.977cm" svg:y="3.75cm">
          <text:p text:style-name="P3"><text:span text:style-name="T1">LINE</text:span><text:span text:style-name="T1">で</text:span></text:p>
          <text:p text:style-name="P3"><text:span text:style-name="T1">予約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true" draw:type="fontwork-inflate" draw:modifiers="0" draw:enhanced-path="M 0 ?f0 C 4100 ?f1 7300 0 10800 0 14300 0 17500 ?f1 21600 ?f0 N M 0 ?f2 C 4100 ?f3 7300 21600 10800 21600 14300 21600 17500 ?f3 21600 ?f2 N">
            <draw:equation draw:name="f0" draw:formula="$0 "/>
            <draw:equation draw:name="f1" draw:formula="1530*?f0 /4650"/>
            <draw:equation draw:name="f2" draw:formula="21600-?f0 "/>
            <draw:equation draw:name="f3" draw:formula="21600-?f1 "/>
            <draw:handle draw:handle-position="left $0" draw:handle-range-y-minimum="0" draw:handle-range-y-maximum="465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ucida Sans1" svg:font-family="'Lucida Sans'" style:font-pitch="variable"/>
    <style:font-face style:name="MS Gothic" svg:font-family="'MS Gothic'" style:font-pitch="variable"/>
    <style:font-face style:name="Noto Sans JP1" svg:font-family="'Noto Sans JP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  <style:font-face style:name="Tahoma1" svg:font-family="Tahoma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Gradient_20_64" draw:display-name="Gradient 64" draw:style="linear" draw:start-color="#00c300" draw:end-color="#ffffff" draw:start-intensity="100%" draw:end-intensity="100%" draw:angle="9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fill-image draw:name="Bitmap_20_23" draw:display-name="Bitmap 23" xlink:href="Pictures/10000000000000080000000871BF194424F31D0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1.5cm" svg:stroke-color="#dde8cb" draw:marker-start-width="2.45cm" draw:marker-start-center="false" draw:marker-end-width="2.45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family-asian="'Noto Sans JP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2-26T12:16:03.274000000</meta:creation-date>
    <dc:date>2025-12-26T15:12:24.892000000</dc:date>
    <meta:editing-duration>PT23M3S</meta:editing-duration>
    <meta:editing-cycles>3</meta:editing-cycles>
    <meta:generator>LibreOffice/7.1.1.2$Windows_X86_64 LibreOffice_project/fe0b08f4af1bacafe4c7ecc87ce55bb426164676</meta:generator>
    <meta:document-statistic meta:object-count="3"/>
  </office:meta>
</office:document-meta>
</file>